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9b3" officeooo:paragraph-rsid="001429b3"/>
    </style:style>
    <style:style style:name="P2" style:family="paragraph" style:parent-style-name="Standard">
      <style:text-properties officeooo:rsid="001429b3" officeooo:paragraph-rsid="001429b3"/>
    </style:style>
    <style:style style:name="P3" style:family="paragraph" style:parent-style-name="Standard">
      <style:text-properties officeooo:rsid="00149b2c" officeooo:paragraph-rsid="00149b2c"/>
    </style:style>
    <style:style style:name="P4" style:family="paragraph" style:parent-style-name="Standard">
      <style:text-properties officeooo:rsid="0015e2e2" officeooo:paragraph-rsid="0015e2e2"/>
    </style:style>
    <style:style style:name="P5" style:family="paragraph" style:parent-style-name="Standard">
      <style:text-properties officeooo:rsid="00179b83" officeooo:paragraph-rsid="00179b83"/>
    </style:style>
    <style:style style:name="P6" style:family="paragraph" style:parent-style-name="Standard">
      <style:text-properties officeooo:rsid="0018319a" officeooo:paragraph-rsid="0018319a"/>
    </style:style>
    <style:style style:name="P7" style:family="paragraph" style:parent-style-name="Text_20_body">
      <style:text-properties style:font-name="Ubuntu" fo:font-size="11pt" officeooo:rsid="001429b3" officeooo:paragraph-rsid="001429b3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Ubuntu" fo:font-size="11pt"/>
    </style:style>
    <style:style style:name="T1" style:family="text">
      <style:text-properties officeooo:rsid="0015e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unning the program</text:p>
      <text:p text:style-name="P3">debug option</text:p>
      <text:p text:style-name="P3"/>
      <text:p text:style-name="P3"/>
      <text:p text:style-name="P3"/>
      <text:p text:style-name="P1">Monitors Directory</text:p>
      <text:p text:style-name="P1">Ends with .mon</text:p>
      <text:p text:style-name="P1"/>
      <text:p text:style-name="P1"/>
      <text:p text:style-name="P1">Keys <text:span text:style-name="T1">Directory</text:span></text:p>
      <text:p text:style-name="P1">pem format</text:p>
      <text:p text:style-name="P7">uatanium uatanium123$A</text:p>
      <text:p text:style-name="P8">useradd -m uatanium</text:p>
      <text:p text:style-name="P8">create .ssh/authorized_keys</text:p>
      <text:p text:style-name="P8">chmod 600 .ssh/authorized_keys</text:p>
      <text:p text:style-name="Text_20_body"/>
      <text:p text:style-name="P8">Create Key and put public key on VMin authorized_keys </text:p>
      <text:p text:style-name="P8">modify user shell if you don't want to log in with a shell to /bin/false</text:p>
      <text:p text:style-name="P8">usermod -s /bin/false uatanium</text:p>
      <text:p text:style-name="Text_20_body"/>
      <text:p text:style-name="P8">private rsa key needs to be in pem format</text:p>
      <text:p text:style-name="P8">ssh-keygen -m pem -t rsa -b 2048 -f /tmp/newkey</text:p>
      <text:p text:style-name="P1"/>
      <text:p text:style-name="P1"/>
      <text:p text:style-name="P4">Last Run Directory</text:p>
      <text:p text:style-name="P5">Stores the last time the monitor was run. <text:s/>If elapsed time has past since last run, it will run the monitor, otherwise will wait.</text:p>
      <text:p text:style-name="P5"/>
      <text:p text:style-name="P5"/>
      <text:p text:style-name="P6">Outputs Directory</text:p>
      <text:p text:style-name="P6"/>
      <text:p text:style-name="P6"/>
      <text:p text:style-name="P6">SQL Directory</text:p>
      <text:p text:style-name="P6">If a database is setup and user wants to write to it instead of output file, then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7T00:29:32.537386042</meta:creation-date>
    <dc:date>2020-10-17T02:41:32.170432811</dc:date>
    <meta:editing-duration>PT10M56S</meta:editing-duration>
    <meta:editing-cycles>5</meta:editing-cycles>
    <meta:generator>LibreOffice/7.0.2.2$Linux_X86_64 LibreOffice_project/0b4360524e0359c479b908cb9f8f3765ab0cc7ad</meta:generator>
    <meta:document-statistic meta:table-count="0" meta:image-count="0" meta:object-count="0" meta:page-count="1" meta:paragraph-count="20" meta:word-count="118" meta:character-count="688" meta:non-whitespace-character-count="587"/>
  </office:meta>
</office:document-meta>
</file>